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51767" officeooo:paragraph-rsid="00051767"/>
    </style:style>
    <style:style style:name="P2" style:family="paragraph" style:parent-style-name="Standard">
      <style:text-properties officeooo:rsid="00051767" officeooo:paragraph-rsid="00098e5d"/>
    </style:style>
    <style:style style:name="P3" style:family="paragraph" style:parent-style-name="Standard">
      <style:text-properties officeooo:rsid="0006ef77" officeooo:paragraph-rsid="0006ef77"/>
    </style:style>
    <style:style style:name="P4" style:family="paragraph" style:parent-style-name="Standard" style:list-style-name="L1">
      <style:text-properties officeooo:rsid="00089b50" officeooo:paragraph-rsid="00089b50"/>
    </style:style>
    <style:style style:name="P5" style:family="paragraph" style:parent-style-name="Standard">
      <style:text-properties officeooo:rsid="00089b50" officeooo:paragraph-rsid="00089b50"/>
    </style:style>
    <style:style style:name="P6" style:family="paragraph" style:parent-style-name="Standard">
      <style:text-properties officeooo:rsid="00089b50" officeooo:paragraph-rsid="00098e5d"/>
    </style:style>
    <style:style style:name="P7" style:family="paragraph" style:parent-style-name="Standard" style:list-style-name="L1">
      <style:text-properties officeooo:paragraph-rsid="00098e5d"/>
    </style:style>
    <style:style style:name="P8" style:family="paragraph" style:parent-style-name="Standard">
      <style:text-properties officeooo:paragraph-rsid="00089b50"/>
    </style:style>
    <style:style style:name="P9" style:family="paragraph" style:parent-style-name="Standard">
      <style:text-properties officeooo:paragraph-rsid="0008ba6a"/>
    </style:style>
    <style:style style:name="P10" style:family="paragraph" style:parent-style-name="Standard" style:list-style-name="L2">
      <style:text-properties officeooo:rsid="0008ba6a" officeooo:paragraph-rsid="0008ba6a"/>
    </style:style>
    <style:style style:name="P11" style:family="paragraph" style:parent-style-name="Standard">
      <style:text-properties officeooo:rsid="0008ba6a" officeooo:paragraph-rsid="0008ba6a"/>
    </style:style>
    <style:style style:name="P12" style:family="paragraph" style:parent-style-name="Standard" style:list-style-name="L2">
      <style:text-properties officeooo:rsid="00098e5d" officeooo:paragraph-rsid="00098e5d"/>
    </style:style>
    <style:style style:name="P13" style:family="paragraph" style:parent-style-name="Standard">
      <style:text-properties officeooo:paragraph-rsid="000ab766"/>
    </style:style>
    <style:style style:name="P14" style:family="paragraph" style:parent-style-name="Standard" style:list-style-name="L3">
      <style:text-properties officeooo:rsid="000ab766" officeooo:paragraph-rsid="000ab766"/>
    </style:style>
    <style:style style:name="P15" style:family="paragraph" style:parent-style-name="Standard">
      <style:text-properties officeooo:rsid="000ab766" officeooo:paragraph-rsid="000ab766"/>
    </style:style>
    <style:style style:name="P16" style:family="paragraph" style:parent-style-name="Standard" style:list-style-name="L4">
      <style:text-properties officeooo:rsid="000c471a" officeooo:paragraph-rsid="000c471a"/>
    </style:style>
    <style:style style:name="P17" style:family="paragraph" style:parent-style-name="Standard">
      <style:text-properties officeooo:rsid="000c471a" officeooo:paragraph-rsid="000ab766"/>
    </style:style>
    <style:style style:name="T1" style:family="text">
      <style:text-properties officeooo:rsid="0006ef77"/>
    </style:style>
    <style:style style:name="T2" style:family="text">
      <style:text-properties officeooo:rsid="00089b50"/>
    </style:style>
    <style:style style:name="T3" style:family="text">
      <style:text-properties officeooo:rsid="0008ba6a"/>
    </style:style>
    <style:style style:name="T4" style:family="text">
      <style:text-properties officeooo:rsid="00098e5d"/>
    </style:style>
    <style:style style:name="T5" style:family="text">
      <style:text-properties fo:font-weight="normal" style:font-weight-asian="normal" style:font-weight-complex="normal"/>
    </style:style>
    <style:style style:name="T6" style:family="text">
      <style:text-properties officeooo:rsid="000ab766"/>
    </style:style>
    <style:style style:name="T7" style:family="text">
      <style:text-properties officeooo:rsid="000c471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ormalización de la base de datos</text:p>
      <text:p text:style-name="P1"/>
      <text:p text:style-name="P13"><text:span text:style-name="T1">Teniendo las siguientes relaciones se mostraran las dependencias funcionales no triviales (</text:span><text:span text:style-name="T5">α➝ α</text:span><text:span text:style-name="T4">) de cada Esquema en el que se basa la base de datos implementada en Postgresql:</text:span></text:p>
      <text:p text:style-name="P3"/>
      <text:list xml:id="list4148789618" text:style-name="L1">
        <text:list-item>
          <text:p text:style-name="P4">En Esquema-<text:span text:style-name="T3">F</text:span>avCoordinates:</text:p>
        </text:list-item>
      </text:list>
      <text:p text:style-name="P5"><text:tab/></text:p>
      <text:p text:style-name="P5">Siendo los atributos cellphoneClient, coordinate y nameCoordinate los atributos de la relación. cellphoneClient y corrdinate son la clave primaria pues un cellphoneClient puede relacionarse con más de una coordinate, y un corrdinate puede relacionarse en varios cellphoneClient, entonces solo se identifica el atributo nameCoordinate que es <text:span text:style-name="T3">el único no primo</text:span> con los atributos cellphoneClient y coordinate <text:span text:style-name="T3">de manera completa y sin transitividad.</text:span></text:p>
      <text:p text:style-name="P5"/>
      <text:list xml:id="list143119726040299" text:continue-numbering="true" text:style-name="L1">
        <text:list-item>
          <text:list>
            <text:list-item>
              <text:p text:style-name="P7"><text:span text:style-name="T2">cellphoneClient <text:s/>coordinate </text:span>➝ <text:s/><text:span text:style-name="T2">cellphoneClient <text:s/>coordinate <text:s/>nameCoordinate</text:span></text:p>
            </text:list-item>
          </text:list>
        </text:list-item>
      </text:list>
      <text:p text:style-name="P8"><text:tab/></text:p>
      <text:p text:style-name="P9"><text:tab/><text:span text:style-name="T3">(cellphoneClient <text:s/>coordinate)⁺= cellphoneClient <text:s/>coordinate <text:s/>nameCoordinate</text:span></text:p>
      <text:p text:style-name="P9"><text:tab/></text:p>
      <text:p text:style-name="P9"><text:span text:style-name="T3"><text:tab/>cellphoneClient y coordinate son clave primaria</text:span></text:p>
      <text:p text:style-name="P9"><text:tab/></text:p>
      <text:p text:style-name="P9"><text:span text:style-name="T2"><text:tab/>Esquema-favCoordinates esta en forma normal de Boyce-Codd</text:span></text:p>
      <text:p text:style-name="P9"/>
      <text:list xml:id="list3596452269" text:style-name="L2">
        <text:list-item>
          <text:p text:style-name="P10">En Esquema-Client</text:p>
        </text:list-item>
      </text:list>
      <text:p text:style-name="P11"/>
      <text:p text:style-name="P6"><text:span text:style-name="T6">Es una abstracción del usuario que solicita los servicios. L</text:span>os atributos <text:span text:style-name="T7">de la relación son </text:span>cellphoneClient, <text:span text:style-name="T4">passwordClient, nameClient, address, creditCard y status</text:span> <text:span text:style-name="T7">y</text:span> <text:span text:style-name="T4">es el atributo cellphoneClient el único que identifica de manera inequívoca al resto de los demás atributos. Entonces cada atributo depende funcionalmente de cellphoneClient, por ser una clave primaria no compuesta tambien dependen evidentemente de manera completa de dicha clave y en la relación se alcanzan todos los atributos teniendo cellphoneClient sin ninguna transitividad.</text:span></text:p>
      <text:p text:style-name="P11"/>
      <text:list xml:id="list143121646377133" text:continue-numbering="true" text:style-name="L2">
        <text:list-item>
          <text:list>
            <text:list-item>
              <text:p text:style-name="P12">cellphoneClient ➝ cellphoneClient passwordClient nameClient address creditCard status</text:p>
            </text:list-item>
          </text:list>
        </text:list-item>
      </text:list>
      <text:p text:style-name="P1"/>
      <text:p text:style-name="P2"><text:tab/><text:span text:style-name="T4">(cellphoneClient)⁺ = cellphoneClient passwordClient nameClient address creditCard status</text:span></text:p>
      <text:p text:style-name="P1"><text:tab/></text:p>
      <text:p text:style-name="P1"><text:tab/><text:span text:style-name="T4">cellphoneClient es clave primaria</text:span></text:p>
      <text:p text:style-name="P1"/>
      <text:p text:style-name="P2"><text:tab/><text:span text:style-name="T2">Esquema-favCoordinates esta en forma normal de Boyce-Codd</text:span></text:p>
      <text:p text:style-name="P2"/>
      <text:list xml:id="list3061049434" text:style-name="L3">
        <text:list-item>
          <text:p text:style-name="P14">En Esquema-Ask</text:p>
        </text:list-item>
      </text:list>
      <text:p text:style-name="P15"/>
      <text:p text:style-name="P15">Es la abstracción de las solicitudes de viaje realizadas, donde se guarda cada solicitud con una identificación generada de manera automática, donde se guarda información relevante del viaje, la clave primaria del Esquema-Client y la clave primaria del Esquema-Driver. Los atributos de la relación <text:span text:style-name="T7">son</text:span> idAsk, cellPhoneClient, cellphoneDriver, initialCoordinates, finalCoordinates, initialTime, finalTime y stars, <text:span text:style-name="T7">donde ningun atributo fuera de idAsk depende funcionalmente de otro, esto debiddo a que es posible que un usuario con un determinado cellPhoneClient pueda realizar multiples viajes iguales y que deben estar registrados en la base de datos, cada coductor con un determinado cellPhoneDriver puede realizar de la misma manera multiples viajes y pueden relacionarsen estos </text:span><text:soft-page-break/><text:span text:style-name="T7">mismos en viajes distintos. Por estas razones el atributo auto-generado idAsk existe e identifica cada viaje solicitado de manera inequivoca.</text:span></text:p>
      <text:p text:style-name="P17"/>
      <text:list xml:id="list198985900" text:style-name="L4">
        <text:list-item>
          <text:list>
            <text:list-item>
              <text:p text:style-name="P16">IdAsk <text:span text:style-name="T4">➝ <text:s/>idAsk cellPhoneClient cellphoneDriver initialCoordinates finalCoordinates initialTime finalTime stars</text:span></text:p>
            </text:list-item>
          </text:list>
        </text:list-item>
      </text:list>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3T12:26:47.381795479</meta:creation-date>
    <dc:date>2019-04-03T14:31:19.483817994</dc:date>
    <meta:editing-duration>PT31M9S</meta:editing-duration>
    <meta:editing-cycles>2</meta:editing-cycles>
    <meta:generator>LibreOffice/6.0.7.3$Linux_X86_64 LibreOffice_project/00m0$Build-3</meta:generator>
    <meta:document-statistic meta:table-count="0" meta:image-count="0" meta:object-count="0" meta:page-count="2" meta:paragraph-count="22" meta:word-count="376" meta:character-count="2824" meta:non-whitespace-character-count="2452"/>
  </office:meta>
</office:document-meta>
</file>